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Standard">
      <style:paragraph-properties fo:text-align="justify" style:justify-single-word="false"/>
      <style:text-properties officeooo:rsid="0028ba1a" officeooo:paragraph-rsid="0028ba1a"/>
    </style:style>
    <style:style style:name="P3" style:family="paragraph" style:parent-style-name="Standard">
      <style:text-properties fo:language="en" fo:country="US" officeooo:paragraph-rsid="002a7823"/>
    </style:style>
    <style:style style:name="P4" style:family="paragraph" style:parent-style-name="Standard">
      <style:text-properties fo:font-weight="bold" officeooo:paragraph-rsid="002a7823" style:font-weight-asian="bold"/>
    </style:style>
    <style:style style:name="P5" style:family="paragraph" style:parent-style-name="Standard">
      <style:paragraph-properties fo:text-align="justify" style:justify-single-word="false"/>
      <style:text-properties officeooo:rsid="0028ba1a" officeooo:paragraph-rsid="0028ba1a" style:font-size-complex="11pt"/>
    </style:style>
    <style:style style:name="P6" style:family="paragraph" style:parent-style-name="Standard">
      <style:paragraph-properties fo:text-align="justify" style:justify-single-word="false"/>
      <style:text-properties officeooo:rsid="002a7823" officeooo:paragraph-rsid="002a7823" style:font-size-complex="11pt"/>
    </style:style>
    <style:style style:name="P7" style:family="paragraph" style:parent-style-name="Standard">
      <style:paragraph-properties fo:text-align="justify" style:justify-single-word="false"/>
    </style:style>
    <style:style style:name="P8" style:family="paragraph" style:parent-style-name="Standard" style:list-style-name="L3">
      <style:paragraph-properties fo:text-align="justify" style:justify-single-word="false"/>
      <style:text-properties officeooo:paragraph-rsid="0028ba1a"/>
    </style:style>
    <style:style style:name="P9" style:family="paragraph" style:parent-style-name="Standard">
      <style:paragraph-properties fo:text-align="justify" style:justify-single-word="false"/>
      <style:text-properties officeooo:paragraph-rsid="0028ba1a"/>
    </style:style>
    <style:style style:name="P10" style:family="paragraph" style:parent-style-name="Standard">
      <style:text-properties style:font-name="Calibri" fo:font-size="16pt" officeooo:paragraph-rsid="002a7823" style:font-size-asian="16pt" style:font-size-complex="16pt"/>
    </style:style>
    <style:style style:name="P11" style:family="paragraph" style:parent-style-name="Standard">
      <style:text-properties style:font-name="Calibri" fo:font-size="13pt" officeooo:paragraph-rsid="002a7823" style:font-size-asian="13pt" style:font-size-complex="13pt"/>
    </style:style>
    <style:style style:name="P12" style:family="paragraph" style:parent-style-name="Standard">
      <style:text-properties officeooo:paragraph-rsid="002a7823"/>
    </style:style>
    <style:style style:name="P13" style:family="paragraph" style:parent-style-name="Standard">
      <style:paragraph-properties fo:text-align="justify" style:justify-single-word="false" fo:break-before="page"/>
      <style:text-properties officeooo:rsid="0028ba1a" officeooo:paragraph-rsid="0028ba1a"/>
    </style:style>
    <style:style style:name="P14" style:family="paragraph" style:parent-style-name="Standard">
      <style:paragraph-properties fo:text-align="justify" style:justify-single-word="false" fo:break-before="page"/>
      <style:text-properties officeooo:rsid="0028ba1a" officeooo:paragraph-rsid="0028ba1a" style:font-size-complex="11pt"/>
    </style:style>
    <style:style style:name="P15" style:family="paragraph" style:parent-style-name="Standard">
      <style:paragraph-properties fo:text-align="justify" style:justify-single-word="false" fo:break-before="page"/>
      <style:text-properties officeooo:rsid="002a7823" officeooo:paragraph-rsid="002a7823" style:font-size-complex="11pt"/>
    </style:style>
    <style:style style:name="P16" style:family="paragraph" style:parent-style-name="Standard">
      <style:paragraph-properties fo:break-before="page"/>
      <style:text-properties officeooo:paragraph-rsid="002a7823"/>
    </style:style>
    <style:style style:name="P17" style:family="paragraph" style:parent-style-name="Text_20_body">
      <style:text-properties officeooo:rsid="002a9f67" officeooo:paragraph-rsid="002a9f67"/>
    </style:style>
    <style:style style:name="P18" style:family="paragraph" style:parent-style-name="Title" style:master-page-name="Standard">
      <style:paragraph-properties fo:margin-top="0.423cm" fo:margin-bottom="0.212cm" style:contextual-spacing="false" fo:text-align="justify" style:justify-single-word="false" style:page-number="auto"/>
      <style:text-properties officeooo:rsid="0028ba1a" officeooo:paragraph-rsid="0028ba1a"/>
    </style:style>
    <style:style style:name="P19" style:family="paragraph" style:parent-style-name="Heading_20_1">
      <style:text-properties officeooo:paragraph-rsid="002a7823"/>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paragraph-rsid="002a7823"/>
    </style:style>
    <style:style style:name="P22" style:family="paragraph" style:parent-style-name="Heading_20_2">
      <style:text-properties fo:language="en" fo:country="US" officeooo:paragraph-rsid="002a7823"/>
    </style:style>
    <style:style style:name="P23" style:family="paragraph" style:parent-style-name="Heading_20_2">
      <style:text-properties officeooo:paragraph-rsid="002a7823"/>
    </style:style>
    <style:style style:name="P24" style:family="paragraph" style:parent-style-name="Heading_20_3">
      <style:text-properties fo:language="en" fo:country="US" officeooo:paragraph-rsid="002a7823"/>
    </style:style>
    <style:style style:name="P25" style:family="paragraph" style:parent-style-name="Heading_20_3">
      <style:text-properties officeooo:paragraph-rsid="002a7823"/>
    </style:style>
    <style:style style:name="P26" style:family="paragraph" style:parent-style-name="Contents_20_3">
      <style:paragraph-properties>
        <style:tab-stops>
          <style:tab-stop style:position="17cm" style:type="right" style:leader-style="dotted" style:leader-text="."/>
        </style:tab-stops>
      </style:paragraph-properties>
    </style:style>
    <style:style style:name="P27" style:family="paragraph" style:parent-style-name="List_20_Paragraph" style:list-style-name="WWNum3">
      <style:paragraph-properties fo:text-align="justify" style:justify-single-word="false"/>
      <style:text-properties officeooo:rsid="002a7823" officeooo:paragraph-rsid="002a7823" style:font-size-complex="11pt"/>
    </style:style>
    <style:style style:name="P28" style:family="paragraph" style:parent-style-name="List_20_Paragraph" style:list-style-name="WWNum3">
      <style:text-properties officeooo:paragraph-rsid="002a7823"/>
    </style:style>
    <style:style style:name="P29" style:family="paragraph" style:parent-style-name="List_20_Paragraph" style:list-style-name="L4">
      <style:paragraph-properties fo:margin-left="1.388cm" fo:margin-right="0cm" fo:margin-top="0cm" fo:margin-bottom="0.212cm" style:contextual-spacing="false" fo:text-indent="-0.635cm" style:auto-text-indent="false">
        <style:tab-stops>
          <style:tab-stop style:position="1.388cm"/>
        </style:tab-stops>
      </style:paragraph-properties>
      <style:text-properties fo:font-weight="bold" officeooo:paragraph-rsid="002a7823" style:font-weight-asian="bold"/>
    </style:style>
    <style:style style:name="P30" style:family="paragraph" style:parent-style-name="List_20_Paragraph" style:list-style-name="L4">
      <style:paragraph-properties fo:margin-left="1.388cm" fo:margin-right="0cm" fo:text-indent="-0.635cm" style:auto-text-indent="false">
        <style:tab-stops>
          <style:tab-stop style:position="1.388cm"/>
        </style:tab-stops>
      </style:paragraph-properties>
      <style:text-properties fo:font-weight="bold" officeooo:paragraph-rsid="002a7823" style:font-weight-asian="bold"/>
    </style:style>
    <style:style style:name="P31" style:family="paragraph" style:parent-style-name="List_20_Paragraph" style:list-style-name="L6">
      <style:paragraph-properties fo:margin-top="0cm" fo:margin-bottom="0.212cm" style:contextual-spacing="false"/>
      <style:text-properties fo:language="en" fo:country="US" officeooo:paragraph-rsid="002a7823"/>
    </style:style>
    <style:style style:name="P32" style:family="paragraph" style:parent-style-name="List_20_Paragraph">
      <style:paragraph-properties fo:margin-left="1.199cm" fo:margin-right="0cm" fo:text-indent="0cm" style:auto-text-indent="false"/>
      <style:text-properties officeooo:paragraph-rsid="002a7823"/>
    </style:style>
    <style:style style:name="P33" style:family="paragraph" style:parent-style-name="AppendixSection">
      <style:text-properties officeooo:paragraph-rsid="002a7823"/>
    </style:style>
    <style:style style:name="P34" style:family="paragraph" style:parent-style-name="AppendixSection">
      <style:paragraph-properties fo:break-before="page"/>
      <style:text-properties officeooo:paragraph-rsid="002a7823"/>
    </style:style>
    <style:style style:name="P35"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36" style:family="paragraph" style:parent-style-name="Contents_20_Heading">
      <style:paragraph-properties fo:break-before="page"/>
    </style:style>
    <style:style style:name="T1" style:family="text">
      <style:text-properties fo:font-size="10pt" style:font-size-asian="10pt" style:font-size-complex="10pt"/>
    </style:style>
    <style:style style:name="T2" style:family="text">
      <style:text-properties officeooo:rsid="0028ba1a"/>
    </style:style>
    <style:style style:name="T3" style:family="text">
      <style:text-properties fo:language="en" fo:country="US"/>
    </style:style>
    <style:style style:name="T4" style:family="text">
      <style:text-properties fo:language="en" fo:country="US" fo:font-style="italic" style:font-style-asian="italic"/>
    </style:style>
    <style:style style:name="T5" style:family="text">
      <style:text-properties fo:language="en" fo:country="US" fo:font-style="italic" fo:font-weight="bold" style:font-style-asian="italic" style:font-weight-asian="bold"/>
    </style:style>
    <style:style style:name="T6" style:family="text">
      <style:text-properties fo:language="en" fo:country="US" fo:font-weight="bold" style:font-weight-asian="bold"/>
    </style:style>
    <style:style style:name="T7" style:family="text">
      <style:text-properties fo:font-weight="bold" style:font-weight-asian="bold"/>
    </style:style>
    <style:style style:name="T8" style:family="text">
      <style:text-properties style:text-position="super 58%" fo:language="en" fo:country="U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778cm" fo:text-indent="-0.635cm" fo:margin-left="1.77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13cm" fo:text-indent="-0.635cm" fo:margin-left="2.41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048cm" fo:text-indent="-0.635cm" fo:margin-left="3.04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683cm" fo:text-indent="-0.635cm" fo:margin-left="3.68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18cm" fo:text-indent="-0.635cm" fo:margin-left="4.31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53cm" fo:text-indent="-0.635cm" fo:margin-left="4.9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588cm" fo:text-indent="-0.635cm" fo:margin-left="5.58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23cm" fo:text-indent="-0.635cm" fo:margin-left="6.22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858cm" fo:text-indent="-0.635cm" fo:margin-left="6.858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5cm" fo:text-indent="-0.635cm" fo:margin-left="7.61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5cm" fo:text-indent="-0.635cm" fo:margin-left="7.61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5cm" fo:text-indent="-0.635cm" fo:margin-left="7.615cm"/>
        </style:list-level-properties>
      </text:list-level-style-bullet>
    </text:list-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OLANdroid</text:p>
      <text:p text:style-name="P7">Final report for CS39440 Major Project</text:p>
      <text:p text:style-name="P7"/>
      <text:p text:style-name="P2">Author: Gideon MW Jones (gij2@aber.ac.uk)</text:p>
      <text:p text:style-name="P2">Supervisor: Neal Snooke (<text:a xlink:type="simple" xlink:href="mailto:nns@aber.ac.uk">nns@aber.ac.uk</text:a>)</text:p>
      <text:p text:style-name="P2"/>
      <text:p text:style-name="P2"><text:date style:data-style-name="N79" text:date-value="2015-03-29T21:01:54.981886767" text:fixed="true">Sunday 29 March 2015</text:date></text:p>
      <text:p text:style-name="P2"/>
      <text:p text:style-name="P2">Version 0.1 (draft)</text:p>
      <text:p text:style-name="P2"/>
      <text:p text:style-name="P2"/>
      <text:p text:style-name="P2">This report is submitted as partial fulfilment of a BSc degree in Computer Graphics, Vision and Games (G451)</text:p>
      <text:p text:style-name="P2"/>
      <text:p text:style-name="P2"/>
      <text:p text:style-name="P2">Department of Computer Science</text:p>
      <text:p text:style-name="P2">Aberystwyth University</text:p>
      <text:p text:style-name="P2">Aberystwyth</text:p>
      <text:p text:style-name="P2">Ceredigion</text:p>
      <text:p text:style-name="P2">SY23 3DB</text:p>
      <text:p text:style-name="P2">Wales, UK</text:p>
      <text:p text:style-name="P2"/>
      <text:p text:style-name="P13">Declaration of originality</text:p>
      <text:p text:style-name="P2"/>
      <text:p text:style-name="P2">In signing below, I confirm that: </text:p>
      <text:p text:style-name="P2"/>
      <text:list xml:id="list4298084231118513106" text:style-name="L3">
        <text:list-item>
          <text:p text:style-name="P8"><text:span text:style-name="T2">This submission is my own work, except where clearly indicated. </text:span></text:p>
        </text:list-item>
        <text:list-item>
          <text:p text:style-name="P8"><text:span text:style-name="T2">I understand that there are severe penalties for plagiarism and other unfair practice, which can lead to loss of marks or even the withholding of a degree. </text:span></text:p>
        </text:list-item>
        <text:list-item>
          <text:p text:style-name="P8"><text:span text:style-name="T2">I have read the sections on unfair practice in the Students’ Examinations Handbook and the relevant sections of the current Student Handbook of the Department of Computer Science. </text:span></text:p>
        </text:list-item>
        <text:list-item>
          <text:p text:style-name="P8"><text:span text:style-name="T2">I understand and agree to abide by the University’s regulations governing these issues.</text:span></text:p>
        </text:list-item>
      </text:list>
      <text:p text:style-name="P9"/>
      <text:p text:style-name="P9"><text:span text:style-name="T2">Signature ……………………………………………. (Gideon MW Jones) </text:span></text:p>
      <text:p text:style-name="P9"/>
      <text:p text:style-name="P9"><text:span text:style-name="T2">Date ………………………………………………… </text:span></text:p>
      <text:p text:style-name="P9"/>
      <text:p text:style-name="P9"/>
      <text:p text:style-name="P9"><text:span text:style-name="T2">Consent to share this work </text:span></text:p>
      <text:p text:style-name="P9"/>
      <text:p text:style-name="P9"><text:span text:style-name="T2">In signing below, I hereby agree to this dissertation being made available to other students and academic staff of the Aberystwyth Computer Science Department. </text:span></text:p>
      <text:p text:style-name="P9"/>
      <text:p text:style-name="P9"><text:span text:style-name="T2">Signature ……………………………………………. (Gideon MW Jones) </text:span></text:p>
      <text:p text:style-name="P9"/>
      <text:p text:style-name="P9"><text:span text:style-name="T2">Date …………………………………………………</text:span></text:p>
      <text:p text:style-name="P9"/>
      <text:p text:style-name="P14">Acknowledgements</text:p>
      <text:p text:style-name="P5"/>
      <text:p text:style-name="P5">I am grateful to… I’d like to thank…</text:p>
      <text:p text:style-name="P15">Abstrac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Table of Contents</text:p>
          </text:index-title>
          <text:p text:style-name="P1"><text:a xlink:type="simple" xlink:href="#__RefHeading__2068_1315851627" text:style-name="Index_20_Link" text:visited-style-name="Index_20_Link">Background, Analysis &amp; Process<text:tab/>6</text:a></text:p>
          <text:p text:style-name="P35"><text:tab/><text:a xlink:type="simple" xlink:href="#__RefHeading__2070_1315851627" text:style-name="Index_20_Link" text:visited-style-name="Index_20_Link">Background<text:tab/>6</text:a></text:p>
          <text:p text:style-name="P35"><text:tab/><text:a xlink:type="simple" xlink:href="#__RefHeading__2072_1315851627" text:style-name="Index_20_Link" text:visited-style-name="Index_20_Link">Analysis<text:tab/>6</text:a></text:p>
          <text:p text:style-name="P35"><text:tab/><text:a xlink:type="simple" xlink:href="#__RefHeading__2074_1315851627" text:style-name="Index_20_Link" text:visited-style-name="Index_20_Link">Process<text:tab/>6</text:a></text:p>
          <text:p text:style-name="P1"><text:a xlink:type="simple" xlink:href="#__RefHeading__2076_1315851627" text:style-name="Index_20_Link" text:visited-style-name="Index_20_Link">Design<text:tab/>7</text:a></text:p>
          <text:p text:style-name="P35"><text:tab/><text:a xlink:type="simple" xlink:href="#__RefHeading__2078_1315851627" text:style-name="Index_20_Link" text:visited-style-name="Index_20_Link">Overall Architecture<text:tab/>7</text:a></text:p>
          <text:p text:style-name="P35"><text:tab/><text:a xlink:type="simple" xlink:href="#__RefHeading__2080_1315851627" text:style-name="Index_20_Link" text:visited-style-name="Index_20_Link">Detailed Design<text:tab/>7</text:a></text:p>
          <text:p text:style-name="P26"><text:a xlink:type="simple" xlink:href="#__RefHeading__2082_1315851627" text:style-name="Index_20_Link" text:visited-style-name="Index_20_Link">Even More Detail<text:tab/>7</text:a></text:p>
          <text:p text:style-name="P35"><text:tab/><text:a xlink:type="simple" xlink:href="#__RefHeading__2084_1315851627" text:style-name="Index_20_Link" text:visited-style-name="Index_20_Link">User Interface Design<text:tab/>7</text:a></text:p>
          <text:p text:style-name="P35"><text:tab/><text:a xlink:type="simple" xlink:href="#__RefHeading__2086_1315851627" text:style-name="Index_20_Link" text:visited-style-name="Index_20_Link">Other Relevant Sections<text:tab/>7</text:a></text:p>
          <text:p text:style-name="P1"><text:a xlink:type="simple" xlink:href="#__RefHeading__2088_1315851627" text:style-name="Index_20_Link" text:visited-style-name="Index_20_Link">Implementation<text:tab/>8</text:a></text:p>
          <text:p text:style-name="P1"><text:a xlink:type="simple" xlink:href="#__RefHeading__2090_1315851627" text:style-name="Index_20_Link" text:visited-style-name="Index_20_Link">Testing<text:tab/>9</text:a></text:p>
          <text:p text:style-name="P35"><text:tab/><text:a xlink:type="simple" xlink:href="#__RefHeading__2092_1315851627" text:style-name="Index_20_Link" text:visited-style-name="Index_20_Link">Overall Approach to Testing<text:tab/>9</text:a></text:p>
          <text:p text:style-name="P35"><text:tab/><text:a xlink:type="simple" xlink:href="#__RefHeading__2094_1315851627" text:style-name="Index_20_Link" text:visited-style-name="Index_20_Link">Automated Testing<text:tab/>9</text:a></text:p>
          <text:p text:style-name="P26"><text:a xlink:type="simple" xlink:href="#__RefHeading__2096_1315851627" text:style-name="Index_20_Link" text:visited-style-name="Index_20_Link">Unit Tests<text:tab/>9</text:a></text:p>
          <text:p text:style-name="P26"><text:a xlink:type="simple" xlink:href="#__RefHeading__2098_1315851627" text:style-name="Index_20_Link" text:visited-style-name="Index_20_Link">User Interface Testing<text:tab/>9</text:a></text:p>
          <text:p text:style-name="P26"><text:a xlink:type="simple" xlink:href="#__RefHeading__2100_1315851627" text:style-name="Index_20_Link" text:visited-style-name="Index_20_Link">Stress Testing<text:tab/>9</text:a></text:p>
          <text:p text:style-name="P26"><text:a xlink:type="simple" xlink:href="#__RefHeading__2102_1315851627" text:style-name="Index_20_Link" text:visited-style-name="Index_20_Link">Other Types of Testing<text:tab/>9</text:a></text:p>
          <text:p text:style-name="P35"><text:tab/><text:a xlink:type="simple" xlink:href="#__RefHeading__2104_1315851627" text:style-name="Index_20_Link" text:visited-style-name="Index_20_Link">Integration Testing<text:tab/>9</text:a></text:p>
          <text:p text:style-name="P35"><text:tab/><text:a xlink:type="simple" xlink:href="#__RefHeading__2106_1315851627" text:style-name="Index_20_Link" text:visited-style-name="Index_20_Link">User Testing<text:tab/>9</text:a></text:p>
          <text:p text:style-name="P1"><text:a xlink:type="simple" xlink:href="#__RefHeading__2108_1315851627" text:style-name="Index_20_Link" text:visited-style-name="Index_20_Link">Critical Evaluation<text:tab/>10</text:a></text:p>
          <text:p text:style-name="P1"><text:a xlink:type="simple" xlink:href="#__RefHeading__2110_1315851627" text:style-name="Index_20_Link" text:visited-style-name="Index_20_Link">Appendices<text:tab/>11</text:a></text:p>
          <text:p text:style-name="P35"><text:tab/><text:a xlink:type="simple" xlink:href="#__RefHeading__2112_1315851627" text:style-name="Index_20_Link" text:visited-style-name="Index_20_Link">Third-Party Code and Libraries<text:tab/>11</text:a></text:p>
          <text:p text:style-name="P35"><text:tab/><text:a xlink:type="simple" xlink:href="#__RefHeading__2114_1315851627" text:style-name="Index_20_Link" text:visited-style-name="Index_20_Link">Code Samples<text:tab/>12</text:a></text:p>
          <text:p text:style-name="P1"><text:a xlink:type="simple" xlink:href="#__RefHeading__2116_1315851627" text:style-name="Index_20_Link" text:visited-style-name="Index_20_Link">Annotated Bibliography<text:tab/>13</text:a></text:p>
        </text:index-body>
      </text:table-of-content>
      <text:p text:style-name="P6"/>
      <text:p text:style-name="P6"/>
      <text:h text:style-name="P20" text:outline-level="1"><text:bookmark-start text:name="__RefHeading__2068_1315851627"/><text:bookmark-start text:name="_Toc258505512"/><text:bookmark-start text:name="_Toc192777705"/><text:bookmark-start text:name="_Toc222978592"/>Background, Analysis &amp; <text:bookmark-end text:name="_Toc192777705"/><text:bookmark-end text:name="_Toc222978592"/>Process<text:bookmark-end text:name="__RefHeading__2068_1315851627"/><text:bookmark-end text:name="_Toc258505512"/></text:h>
      <text:p text:style-name="Text_20_body">This section should discuss your preparation for the project, including background reading, your analysis of the problem and the process or method you have followed to help structure your work. <text:s/>It is likely that you will reuse part of your outline project specification, but at this point in the project you should have more to talk about. <text:bookmark-start text:name="_Toc192777706"/></text:p>
      <text:p text:style-name="P12"/>
      <text:p text:style-name="P4">Notes: </text:p>
      <text:list xml:id="list4277011754106344241" text:style-name="L4">
        <text:list-item>
          <text:p text:style-name="P29">All of the sections and text in this example are for illustration purposes. The main Chapters are a good starting point, but the content and actual sections that you include are likely to be different.</text:p>
        </text:list-item>
        <text:list-item>
          <text:p text:style-name="P30">Look at the document on the Structure of the Final Report for additional guidance. </text:p>
        </text:list-item>
      </text:list>
      <text:h text:style-name="P23" text:outline-level="2"><text:bookmark-start text:name="__RefHeading__2070_1315851627"/><text:bookmark-start text:name="_Toc258505513"/>Background<text:bookmark-end text:name="_Toc258505513"/> <text:bookmark-end text:name="__RefHeading__2070_1315851627"/></text:h>
      <text:p text:style-name="Text_20_body">What was your background preparation for the project? What similar systems did you assess? What was your motivation and interest in this project? </text:p>
      <text:h text:style-name="P23" text:outline-level="2"><text:bookmark-start text:name="__RefHeading__2072_1315851627"/><text:bookmark-start text:name="_Toc258505514"/>Analysis<text:bookmark-end text:name="_Toc258505514"/> <text:bookmark-end text:name="__RefHeading__2072_1315851627"/></text:h>
      <text:p text:style-name="Text_20_body">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 </text:p>
      <text:p text:style-name="Text_20_body">There should be a clear statement of the objectives of the work, which you will evaluate at the end of the work. </text:p>
      <text:p text:style-name="Text_20_body">In most cases, the agreed objectives or requirements will be the result of a compromise between what would ideally have been produced and what was felt to be possible in the time available. A discussion of the process of arriving at the final list is usually appropriate.</text:p>
      <text:h text:style-name="P23" text:outline-level="2"><text:bookmark-start text:name="__RefHeading__2074_1315851627"/><text:bookmark-start text:name="_Toc258505515"/>Process<text:bookmark-end text:name="_Toc258505515"/> <text:bookmark-end text:name="__RefHeading__2074_1315851627"/></text:h>
      <text:p text:style-name="Text_20_body">You need to describe briefly the life cycle model or research method that you used.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Text_20_body"/>
      <text:p text:style-name="Text_20_body"/>
      <text:p text:style-name="Text_20_body"/>
      <text:h text:style-name="P21" text:outline-level="1"><text:bookmark-end text:name="_Toc192777706"/><text:bookmark-start text:name="__RefHeading__2076_1315851627"/><text:bookmark-start text:name="_Toc192777707"/><text:bookmark-start text:name="_Toc222978596"/><text:bookmark-start text:name="_Toc258505516"/>Design<text:bookmark-end text:name="__RefHeading__2076_1315851627"/><text:bookmark-end text:name="_Toc192777707"/><text:bookmark-end text:name="_Toc222978596"/><text:bookmark-end text:name="_Toc258505516"/></text:h>
      <text:p text:style-name="Text_20_body">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Text_20_body">The design should describe what you expected to do, and might also explain areas that you had to revise after some investigation.</text:p>
      <text:p text:style-name="Text_20_body">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Text_20_body">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Text_20_body">You should also identify any support tools that you used. You should discuss your choice of implementation tools - programming language, compilers, database management system, program development environment, etc.</text:p>
      <text:p text:style-name="Text_20_body">Some example sub-sections may be as follows, but the specific sections are for you to define. </text:p>
      <text:h text:style-name="P23" text:outline-level="2"><text:bookmark-start text:name="__RefHeading__2078_1315851627"/><text:bookmark-start text:name="_Toc192777708"/><text:bookmark-start text:name="_Toc222978597"/><text:bookmark-start text:name="_Toc258505517"/>Overall Architecture<text:bookmark-end text:name="__RefHeading__2078_1315851627"/><text:bookmark-end text:name="_Toc222978597"/><text:bookmark-end text:name="_Toc258505517"/></text:h>
      <text:p text:style-name="P12"/>
      <text:h text:style-name="P23" text:outline-level="2"><text:bookmark-start text:name="__RefHeading__2080_1315851627"/><text:bookmark-start text:name="_Toc222978598"/><text:bookmark-start text:name="_Toc258505518"/>Detailed Design<text:bookmark-end text:name="_Toc222978598"/><text:bookmark-end text:name="_Toc258505518"/> <text:bookmark-end text:name="__RefHeading__2080_1315851627"/></text:h>
      <text:p text:style-name="P12"/>
      <text:h text:style-name="P25" text:outline-level="3"><text:bookmark-start text:name="__RefHeading__2082_1315851627"/><text:bookmark-start text:name="_Toc222978599"/><text:bookmark-start text:name="_Toc258505519"/>Even More Detail<text:bookmark-end text:name="__RefHeading__2082_1315851627"/><text:bookmark-end text:name="_Toc222978599"/><text:bookmark-end text:name="_Toc258505519"/></text:h>
      <text:p text:style-name="P12"/>
      <text:h text:style-name="P23" text:outline-level="2"><text:bookmark-start text:name="__RefHeading__2084_1315851627"/><text:bookmark-start text:name="_Toc222978600"/><text:bookmark-start text:name="_Toc258505520"/>User Interface Design<text:bookmark-end text:name="_Toc222978600"/><text:bookmark-end text:name="_Toc258505520"/> <text:bookmark-end text:name="__RefHeading__2084_1315851627"/></text:h>
      <text:p text:style-name="P12"/>
      <text:h text:style-name="P23" text:outline-level="2"><text:bookmark-start text:name="__RefHeading__2086_1315851627"/><text:bookmark-start text:name="_Toc222978601"/><text:bookmark-start text:name="_Toc258505521"/>Other Relevant Sections<text:bookmark-end text:name="__RefHeading__2086_1315851627"/><text:bookmark-end text:name="_Toc222978601"/><text:bookmark-end text:name="_Toc258505521"/></text:h>
      <text:p text:style-name="P12"/>
      <text:p text:style-name="P10"/>
      <text:h text:style-name="P21" text:outline-level="1"><text:bookmark-start text:name="__RefHeading__2088_1315851627"/><text:bookmark-start text:name="_Toc222978602"/><text:bookmark-start text:name="_Toc258505522"/>Implementation<text:bookmark-end text:name="_Toc192777708"/><text:bookmark-end text:name="__RefHeading__2088_1315851627"/><text:bookmark-end text:name="_Toc222978602"/><text:bookmark-end text:name="_Toc258505522"/></text:h>
      <text:p text:style-name="Text_20_body"><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Text_20_body">It is more likely that things were more complex than you first thought. In particular, were there any problems or difficulties that you found during implementation that you had to address? Did such problems simply delay you or were they more significant? </text:p>
      <text:p text:style-name="Text_20_body">You can conclude this section by reviewing the end of the implementation stage against the planned requirements. </text:p>
      <text:p text:style-name="P16"/>
      <text:h text:style-name="P19" text:outline-level="1"><text:bookmark-start text:name="__RefHeading__2090_1315851627"/><text:bookmark-start text:name="_Toc222978603"/><text:bookmark-start text:name="_Toc258505523"/>Testing<text:bookmark-end text:name="_Toc192777712"/><text:bookmark-end text:name="__RefHeading__2090_1315851627"/><text:bookmark-end text:name="_Toc222978603"/><text:bookmark-end text:name="_Toc258505523"/></text:h>
      <text:p text:style-name="Text_20_body">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Text_20_body">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Text_20_body">The following sections indicate some areas you might include. Other sections may be more appropriate to your project. </text:p>
      <text:h text:style-name="P23" text:outline-level="2"><text:bookmark-start text:name="__RefHeading__2092_1315851627"/><text:bookmark-start text:name="_Toc222978604"/><text:bookmark-start text:name="_Toc258505524"/><text:span text:style-name="T3">Overall Approach to Testing</text:span><text:bookmark-end text:name="_Toc222978604"/><text:bookmark-end text:name="_Toc258505524"/><text:span text:style-name="T3"> </text:span><text:bookmark-end text:name="__RefHeading__2092_1315851627"/></text:h>
      <text:p text:style-name="P3"/>
      <text:h text:style-name="P23" text:outline-level="2"><text:bookmark-start text:name="__RefHeading__2094_1315851627"/><text:bookmark-start text:name="_Toc222978605"/><text:bookmark-start text:name="_Toc258505525"/><text:span text:style-name="T3">Automated Testing</text:span><text:bookmark-end text:name="_Toc222978605"/><text:bookmark-end text:name="_Toc258505525"/><text:span text:style-name="T3"> </text:span><text:bookmark-end text:name="__RefHeading__2094_1315851627"/></text:h>
      <text:p text:style-name="P3"/>
      <text:h text:style-name="P24" text:outline-level="3"><text:bookmark-start text:name="__RefHeading__2096_1315851627"/><text:bookmark-start text:name="_Toc222978606"/><text:bookmark-start text:name="_Toc258505526"/>Unit Tests<text:bookmark-end text:name="__RefHeading__2096_1315851627"/><text:bookmark-end text:name="_Toc222978606"/><text:bookmark-end text:name="_Toc258505526"/></text:h>
      <text:p text:style-name="P3"/>
      <text:h text:style-name="P25" text:outline-level="3"><text:bookmark-start text:name="__RefHeading__2098_1315851627"/><text:bookmark-start text:name="_Toc222978607"/><text:bookmark-start text:name="_Toc258505527"/><text:span text:style-name="T3">User Interface Testing</text:span><text:bookmark-end text:name="_Toc222978607"/><text:bookmark-end text:name="_Toc258505527"/><text:span text:style-name="T3"> </text:span><text:bookmark-end text:name="__RefHeading__2098_1315851627"/></text:h>
      <text:p text:style-name="Text_20_body"><text:span text:style-name="T3">Monkey</text:span></text:p>
      <text:p text:style-name="P3"/>
      <text:h text:style-name="P25" text:outline-level="3"><text:bookmark-start text:name="__RefHeading__2100_1315851627"/><text:bookmark-start text:name="_Toc222978608"/><text:bookmark-start text:name="_Toc258505528"/><text:span text:style-name="T3">Stress Testing</text:span><text:bookmark-end text:name="_Toc222978608"/><text:bookmark-end text:name="_Toc258505528"/><text:span text:style-name="T3"> </text:span><text:bookmark-end text:name="__RefHeading__2100_1315851627"/></text:h>
      <text:p text:style-name="P3"/>
      <text:h text:style-name="P25" text:outline-level="3"><text:bookmark-start text:name="__RefHeading__2102_1315851627"/><text:bookmark-start text:name="_Toc222978609"/><text:bookmark-start text:name="_Toc258505529"/><text:span text:style-name="T3">Other Types of Testing</text:span><text:bookmark-end text:name="_Toc222978609"/><text:bookmark-end text:name="_Toc258505529"/><text:span text:style-name="T3"> </text:span><text:bookmark-end text:name="__RefHeading__2102_1315851627"/></text:h>
      <text:p text:style-name="P3"/>
      <text:h text:style-name="P23" text:outline-level="2"><text:bookmark-start text:name="__RefHeading__2104_1315851627"/><text:bookmark-start text:name="_Toc222978610"/><text:bookmark-start text:name="_Toc258505530"/><text:span text:style-name="T3">Integration Testing</text:span><text:bookmark-end text:name="_Toc222978610"/><text:bookmark-end text:name="_Toc258505530"/><text:span text:style-name="T3"> </text:span><text:bookmark-end text:name="__RefHeading__2104_1315851627"/></text:h>
      <text:p text:style-name="P3"/>
      <text:h text:style-name="P22" text:outline-level="2"><text:bookmark-start text:name="__RefHeading__2106_1315851627"/><text:bookmark-start text:name="_Toc222978611"/><text:bookmark-start text:name="_Toc258505531"/>User Testing<text:bookmark-end text:name="__RefHeading__2106_1315851627"/><text:bookmark-end text:name="_Toc222978611"/><text:bookmark-end text:name="_Toc258505531"/></text:h>
      <text:p text:style-name="P3"/>
      <text:p text:style-name="P16"><text:bookmark-start text:name="_Toc192777716"/></text:p>
      <text:h text:style-name="P19" text:outline-level="1"><text:bookmark-start text:name="__RefHeading__2108_1315851627"/><text:bookmark-start text:name="_Toc222978612"/><text:bookmark-start text:name="_Toc258505532"/>Critical Evaluation<text:bookmark-end text:name="_Toc192777716"/><text:bookmark-end text:name="__RefHeading__2108_1315851627"/><text:bookmark-end text:name="_Toc222978612"/><text:bookmark-end text:name="_Toc258505532"/></text:h>
      <text:p text:style-name="Text_20_body">Examiners expect to find in your dissertation a section addressing such questions as:</text:p>
      <text:list xml:id="list264238585796429490" text:style-name="L6">
        <text:list-item>
          <text:p text:style-name="P31">Were the requirements correctly identified?</text:p>
        </text:list-item>
        <text:list-item>
          <text:p text:style-name="P31">Were the design decisions correct?</text:p>
        </text:list-item>
        <text:list-item>
          <text:p text:style-name="P31">Could a more suitable set of tools have been chosen?</text:p>
        </text:list-item>
        <text:list-item>
          <text:p text:style-name="P31">How well did the software meet the needs of those who were expecting to use it? </text:p>
        </text:list-item>
        <text:list-item>
          <text:p text:style-name="P31">How well were any other project aims achieved? </text:p>
        </text:list-item>
        <text:list-item>
          <text:p text:style-name="P31">If you were starting again, what would you do differently?</text:p>
        </text:list-item>
      </text:list>
      <text:p text:style-name="P3"/>
      <text:p text:style-name="Text_20_body">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 </text:p>
      <text:p text:style-name="Text_20_body">There will be good things and room for improvement with any project. As you write this section, identify and discuss the parts of the work that went well and also consider ways in which the work could be improved. </text:p>
      <text:p text:style-name="Text_20_body">Review the discussion on the Evaluation section from the lectures. A recording is available on Blackboard. </text:p>
      <text:p text:style-name="P12"/>
      <text:p text:style-name="P12"/>
      <text:p text:style-name="P10"><text:bookmark-start text:name="_Toc192777717"/></text:p>
      <text:h text:style-name="P21" text:outline-level="1"><text:bookmark-start text:name="__RefHeading__2110_1315851627"/><text:bookmark-start text:name="_Toc222978613"/><text:bookmark-start text:name="_Toc258505533"/>Appendices<text:bookmark-end text:name="_Toc192777717"/><text:bookmark-end text:name="__RefHeading__2110_1315851627"/><text:bookmark-end text:name="_Toc222978613"/><text:bookmark-end text:name="_Toc258505533"/></text:h>
      <text:h text:style-name="P33" text:outline-level="2"><text:bookmark-start text:name="__RefHeading__2112_1315851627"/><text:bookmark-start text:name="_Toc222978614"/><text:bookmark-start text:name="_Toc258505534"/>Third-Party Code and Libraries<text:bookmark-end text:name="__RefHeading__2112_1315851627"/><text:bookmark-end text:name="_Toc222978614"/><text:bookmark-end text:name="_Toc258505534"/></text:h>
      <text:p text:style-name="Text_20_body">If you have made use of any third party code or software libraries, i.e. any code that you have not designed and written yourself, then you must include this appendix. </text:p>
      <text:p text:style-name="Text_20_body">As has been said in lectures, it is acceptable and likely that you will make use of third-party code and software libraries. The key requirement is that we understand what is your original work and what work is based on that of other people. </text:p>
      <text:p text:style-name="Text_20_body">Therefore, you need to clearly state what you have used and where the original material can be found. Also, if you have made any changes to the original versions, you must explain what you have changed. </text:p>
      <text:p text:style-name="Text_20_body">As an example, you might include a definition such as: </text:p>
      <text:p text:style-name="Text_20_body"/>
      <text:p text:style-name="Text_20_body"><text:span text:style-name="T7">Apache POI library</text:span> – The project has been used to read and write Microsoft Excel files (XLS) as part of the interaction with the client’s existing system for processing data. Version 3.10-FINAL was used. The library is open source and it is available from the Apache Software Foundation <text:bookmark-ref text:reference-format="text" text:ref-name="_Ref258235107">Apache Software Foundation (2014) “Apache POI - the Java API for Microsoft Documents” (Online) Available at: http://poi.apache.org Accessed: 14th March 2014.</text:bookmark-ref>. The library is released using the Apache License <text:bookmark-ref text:reference-format="text" text:ref-name="_Ref258235124">Error: Reference source not found</text:bookmark-ref>. This library was used without modification. </text:p>
      <text:p text:style-name="Text_20_body"/>
      <text:p text:style-name="Text_20_body"/>
      <text:p text:style-name="P17">Android SDK – </text:p>
      <text:p text:style-name="P12"/>
      <text:p text:style-name="P12"/>
      <text:p text:style-name="P12"/>
      <text:p text:style-name="P11"/>
      <text:h text:style-name="P34" text:outline-level="2"><text:bookmark-start text:name="__RefHeading__2114_1315851627"/><text:bookmark-start text:name="_Toc222978615"/><text:bookmark-start text:name="_Toc258505535"/>Code Samples<text:bookmark-end text:name="__RefHeading__2114_1315851627"/><text:bookmark-end text:name="_Toc222978615"/><text:bookmark-end text:name="_Toc258505535"/></text:h>
      <text:p text:style-name="Text_20_body">This is an example appendix. <text:s/>Include as many appendices as you need. The appendices do not count towards the overall word count for the report. </text:p>
      <text:p text:style-name="P12"/>
      <text:p text:style-name="P16"><text:bookmark-start text:name="_Toc192777719"/></text:p>
      <text:h text:style-name="P19" text:outline-level="1"><text:bookmark-start text:name="__RefHeading__2116_1315851627"/><text:bookmark-start text:name="_Toc222978616"/><text:bookmark-start text:name="_Toc258505536"/>Annotated Bibliography<text:bookmark-end text:name="_Toc192777719"/><text:bookmark-end text:name="__RefHeading__2116_1315851627"/><text:bookmark-end text:name="_Toc222978616"/><text:bookmark-end text:name="_Toc258505536"/></text:h>
      <text:p text:style-name="P12">This final section should list all relevant resources that you have consulted in researching your project. Each reference should also include a brief annotation. </text:p>
      <text:p text:style-name="P12"/>
      <text:list xml:id="list3936683689075953870" text:style-name="WWNum3">
        <text:list-item>
          <text:p text:style-name="P28"><text:bookmark-start text:name="_Ref180721199"/><text:span text:style-name="T3">Sylvia Duckworth. A picture of a kitten at Hellifield Peel. </text:span><text:a xlink:type="simple" xlink:href="http://www.geograph.org.uk/photo/640959">http://www.geograph.org.uk/photo/640959</text:a><text:span text:style-name="T3">, 2007. Copyright Sylvia Duckworth and licensed for reuse under a Creative Commons Attribution-Share Alike 2.0 Generic Licence. Accessed August 2011.<text:line-break/><text:line-break/>This is my annotation. I should add in a description here. <text:line-break/></text:span></text:p>
        </text:list-item>
        <text:list-item>
          <text:p text:style-name="P28"><text:span text:style-name="T3">Mark Neal, Jan Feyereisl, Rosario Rascun</text:span>à,<text:span text:style-name="T3"> and Xiaolei Wang. Don’t touch me, I’m fine: Robot autonomy using an artificial innate immune system. In </text:span><text:span text:style-name="T4">Proceedings of the 5th International Conference on Artificial Immune Systems</text:span><text:span text:style-name="T3">, pages 349–361. Springer, 2006.</text:span><text:bookmark-end text:name="_Ref180721199"/> <text:s/><text:line-break/><text:line-break/>This paper…<text:line-break/></text:p>
        </text:list-item>
        <text:list-item>
          <text:p text:style-name="P28"><text:bookmark-start text:name="_Ref180721201"/><text:span text:style-name="T3">W.H. Press et al. </text:span><text:span text:style-name="T4">Numerical recipes in C</text:span><text:span text:style-name="T3">. Cambridge University Press Cambridge, 1992.</text:span><text:bookmark-end text:name="_Ref180721201"/><text:span text:style-name="T3"><text:line-break/><text:line-break/>This is my annotation. I can add in comments that are in </text:span><text:span text:style-name="T6">bold</text:span><text:span text:style-name="T3"> and </text:span><text:span text:style-name="T4">italics</text:span><text:span text:style-name="T5"> </text:span><text:span text:style-name="T3">and then further content. <text:line-break/></text:span></text:p>
        </text:list-item>
        <text:list-item>
          <text:p text:style-name="P28"><text:bookmark-start text:name="_Ref180722753"/><text:span text:style-name="T3">Various. Fail blog. </text:span><text:a xlink:type="simple" xlink:href="http://www.failblog.org/">http://www.failblog.org/</text:a><text:span text:style-name="T3">, August 2011. Accessed August 2011.</text:span><text:bookmark-end text:name="_Ref180722753"/><text:span text:style-name="T3"><text:line-break/><text:line-break/>This is my annotation. I should add in a description here. </text:span></text:p>
        </text:list-item>
      </text:list>
      <text:p text:style-name="P32"/>
      <text:list xml:id="list213157906733866" text:continue-numbering="true" text:style-name="WWNum3">
        <text:list-item>
          <text:p text:style-name="P28"><text:bookmark-start text:name="_Ref258235107"/><text:span text:style-name="T3">Apache Software Foundation (2014) “</text:span><text:span text:style-name="T4">Apache POI - the Java API for Microsoft Documents</text:span><text:span text:style-name="T3">” (Online) Available at: </text:span><text:a xlink:type="simple" xlink:href="http://poi.apache.org/">http://poi.apache.org</text:a><text:span text:style-name="T3"> Accessed: 14</text:span><text:span text:style-name="T8">th</text:span><text:span text:style-name="T3"> March 2014.</text:span><text:bookmark-end text:name="_Ref258235107"/><text:span text:style-name="T3"> <text:line-break/><text:line-break/>Annotation... </text:span></text:p>
        </text:list-item>
      </text:list>
      <text:p text:style-name="P3"/>
      <text:list xml:id="list213159390610611" text:continue-numbering="true" text:style-name="WWNum3">
        <text:list-item>
          <text:p text:style-name="P27"><text:span text:style-name="T3">Apache Software Foundation (2004) “Apache License, Version 2.0” (Online) Available at: </text:span><text:a xlink:type="simple" xlink:href="http://www.apache.org/licenses/LICENSE-2.0">http://www.apache.org/licenses/LICENSE-2.0</text:a><text:span text:style-name="T3"> Accessed: 14th March 2014. <text:line-break/><text:line-break/>Annotation...<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ans1" fo:font-family="'Liberation Sans'" style:font-family-generic="roman" style:font-pitch="variable" fo:font-size="11pt" fo:language="en" fo:country="GB"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47cm" style:contextual-spacing="false" fo:line-height="125%" fo:text-align="justify" style:justify-single-word="false" fo:text-indent="1.499cm" style:auto-text-indent="false"/>
      <style:text-properties fo:color="#1c1c1c" fo:font-size="11pt" style:font-size-asian="10pt"/>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default-outline-level="" style:class="extra">
      <style:paragraph-properties fo:background-color="#ffffff" text:number-lines="false" text:line-number="0">
        <style:tab-stops>
          <style:tab-stop style:position="8.5cm" style:type="center"/>
          <style:tab-stop style:position="17cm" style:type="right"/>
        </style:tab-stops>
        <style:background-image/>
      </style:paragraph-properties>
      <style:text-properties fo:color="#666666" fo:font-size="9pt" style:font-size-asian="9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master-page-name="">
      <style:paragraph-properties fo:text-align="center" style:justify-single-word="false" style:page-number="auto"/>
      <style:text-properties style:font-name="Liberation Sans" fo:font-family="'Liberation Sans'" style:font-family-generic="swiss" style:font-pitch="variable" fo:font-size="32pt" fo:font-weight="bold" style:font-size-asian="28pt" style:font-weight-asian="bold" style:font-size-complex="28pt" style:font-weight-complex="normal"/>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text-properties fo:font-size="11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ex_23_" style:display-name="Tex#" style:family="paragraph" style:parent-style-name="Heading_20_1" style:list-style-name="WWNum1">
      <style:paragraph-properties fo:margin-top="0.423cm" fo:margin-bottom="0.212cm" style:contextual-spacing="false"/>
    </style:style>
    <style:style style:name="List_20_Contents" style:display-name="List Contents" style:family="paragraph" style:parent-style-name="Standard" style:class="html" style:master-page-name="">
      <style:paragraph-properties fo:line-height="125%" style:page-number="auto" fo:background-color="transparent" style:shadow="none">
        <style:background-image/>
      </style:paragraph-properties>
      <style:text-properties fo:color="#1c1c1c" fo:font-size="11pt"/>
    </style:style>
    <style:style style:name="Contents_20_Heading" style:display-name="Contents Heading" style:family="paragraph" style:parent-style-name="Heading" style:class="index"/>
    <style:style style:name="List_20_Paragraph" style:display-name="List Paragraph" style:family="paragraph" style:parent-style-name="Standard" style:default-outline-level="">
      <style:paragraph-properties fo:margin-left="1.27cm" fo:margin-right="0cm" fo:text-indent="0cm" style:auto-text-indent="false"/>
    </style:style>
    <style:style style:name="AppendixSection" style:family="paragraph" style:parent-style-name="Heading_20_2" style:default-outline-level="" style:list-style-name="">
      <style:paragraph-properties fo:margin-left="0.751cm" fo:margin-right="0cm" fo:text-indent="-0.762cm" style:auto-text-indent="false">
        <style:tab-stops>
          <style:tab-stop style:position="0.635cm"/>
        </style:tab-stops>
      </style:paragraph-properties>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Internet_20_link" style:display-name="Internet link" style:family="text">
      <style:text-properties fo:color="#1c1c1c" fo:language="zxx" fo:country="none" style:text-underline-style="dotte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text-indent="-1.524cm" fo:margin-left="3.175cm"/>
        </style:list-level-properties>
      </text:list-level-style-number>
      <text:list-level-style-number text:level="5" style:num-format="">
        <style:list-level-properties text:list-level-position-and-space-mode="label-alignment">
          <style:list-level-label-alignment text:label-followed-by="nothing" fo:text-indent="-1.778cm" fo:margin-left="3.81cm"/>
        </style:list-level-properties>
      </text:list-level-style-number>
      <text:list-level-style-number text:level="6" style:num-format="">
        <style:list-level-properties text:list-level-position-and-space-mode="label-alignment">
          <style:list-level-label-alignment text:label-followed-by="nothing" fo:text-indent="-2.032cm" fo:margin-left="4.445cm"/>
        </style:list-level-properties>
      </text:list-level-style-number>
      <text:list-level-style-number text:level="7" style:num-format="">
        <style:list-level-properties text:list-level-position-and-space-mode="label-alignment">
          <style:list-level-label-alignment text:label-followed-by="nothing" fo:text-indent="-2.286cm" fo:margin-left="5.08cm"/>
        </style:list-level-properties>
      </text:list-level-style-number>
      <text:list-level-style-number text:level="8" style:num-format="">
        <style:list-level-properties text:list-level-position-and-space-mode="label-alignment">
          <style:list-level-label-alignment text:label-followed-by="nothing" fo:text-indent="-2.54cm" fo:margin-left="5.715cm"/>
        </style:list-level-properties>
      </text:list-level-style-number>
      <text:list-level-style-number text:level="9" style:num-format="">
        <style:list-level-properties text:list-level-position-and-space-mode="label-alignment">
          <style:list-level-label-alignment text:label-followed-by="nothing" fo:text-indent="-2.794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8ba1a"/>
    </style:style>
    <style:style style:name="MT2"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864cm" fo:margin-left="0cm" fo:margin-right="0cm" fo:margin-top="0.766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05cm" fo:margin-left="0cm" fo:margin-right="0cm" fo:margin-top="0.804cm" style:dynamic-spacing="true"/>
      </style:footer-style>
    </style:page-layout>
  </office:automatic-styles>
  <office:master-styles>
    <style:master-page style:name="Standard" style:page-layout-name="Mpm1">
      <style:footer>
        <text:p text:style-name="Footer">Page <text:page-number text:select-page="current">13</text:page-number> of <text:page-count>13</text:page-count><text:tab/><text:span text:style-name="MT1">OLANdroid</text:span><text:tab/>Gideon MW Jones <text:span text:style-name="MT1">(gij2)</text:span></text:p>
      </style:footer>
    </style:master-page>
    <style:master-page style:name="Converted1" style:page-layout-name="Mpm2">
      <style:footer>
        <text:p text:style-name="Footer"><text:span text:style-name="MT2">Page </text:span><text:span text:style-name="MT2"><text:page-number text:select-page="current">3</text:page-number></text:span><text:span text:style-name="MT2"> of </text:span><text:span text:style-name="MT2"><text:page-count>13</text:page-count></text:span><text:span text:style-name="MT2"><text:tab/></text:span><text:span text:style-name="MT2"><text:title>Outline Project Specification</text:title></text:span><text:span text:style-name="MT2"><text:tab/>Gideon MW Jon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4:12:44</meta:creation-date>
    <meta:initial-creator>Gideon </meta:initial-creator>
    <dc:language>en-GB</dc:language>
    <meta:editing-cycles>14</meta:editing-cycles>
    <dc:subject>MMP</dc:subject>
    <dc:title>Outline Project Specification</dc:title>
    <meta:editing-duration>P2DT17H32M15S</meta:editing-duration>
    <meta:generator>LibreOffice/4.2.7.2$Linux_X86_64 LibreOffice_project/420m0$Build-2</meta:generator>
    <dc:date>2015-03-29T21:31:57.490548467</dc:date>
    <dc:creator>Gideon </dc:creator>
    <meta:document-statistic meta:table-count="0" meta:image-count="0" meta:object-count="0" meta:page-count="13" meta:paragraph-count="127" meta:word-count="1814" meta:character-count="11185" meta:non-whitespace-character-count="9439"/>
  </office:meta>
</office:document-meta>
</file>